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mmmm<text:tab/>Latitude minutes correction (-9999 to 9999) in ten-thousandths of minutes.</text:p>
      <text:p text:style-name="P17"/>
      <text:p text:style-name="P17">0xmmmm<text:tab/>Longitude minutes correction (-9999 to 9999) in ten-thousandths of minutes.</text:p>
      <text:p text:style-name="P17"/>
      <text:p text:style-name="P17">0xAAAA<text:tab/>Altitude correction in 10ths of meters.</text:p>
      <text:p text:style-name="P17"/>
      <text:p text:style-name="P17">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Longitude. In ten-thousandths of minute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7"><text:tab/><text:tab/>0x52<text:tab/>Motor RPM</text:p>
      <text:p text:style-name="P17"/>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2">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mmmm<text:tab/>Fractional Minutes (0-9999). In ten-thousandths of minutes.</text:p>
      <text:p text:style-name="P10">0xNS<text:tab/>0x4E = North</text:p>
      <text:p text:style-name="P10"><text:tab/>0x53 = South</text:p>
      <text:p text:style-name="P10"/>
      <text:p text:style-name="P10">0xDD<text:tab/>Degrees (0-180) Longitude</text:p>
      <text:p text:style-name="P10">0xMM<text:tab/>Minutes (0-59) Longitude</text:p>
      <text:p text:style-name="P10">0xmmmm<text:tab/>Fractional Minutes (0-9999). In ten-thousandths of minute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30T17:58:06</dc:date>
    <dc:language>en-CA</dc:language>
    <meta:editing-cycles>22</meta:editing-cycles>
    <meta:editing-duration>PT12H49M32S</meta:editing-duration>
    <meta:user-defined meta:name="Info 1"/>
    <meta:user-defined meta:name="Info 2"/>
    <meta:user-defined meta:name="Info 3"/>
    <meta:user-defined meta:name="Info 4"/>
    <meta:document-statistic meta:table-count="4" meta:image-count="0" meta:object-count="0" meta:page-count="9" meta:paragraph-count="223" meta:word-count="1147" meta:character-count="7144"/>
  </office:meta>
</office:document-meta>
</file>